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75cm" fo:min-width="10.004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1.752cm" fo:min-width="10.004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1.8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2.7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2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2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1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586cm" svg:height="2.082cm" svg:x="6.679cm" svg:y="4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86cm" svg:height="2.082cm" svg:x="6.679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86cm" svg:height="2.084cm" svg:x="6.679cm" svg:y="8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86cm" svg:height="2.082cm" svg:x="6.679cm" svg:y="10.4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14cm" svg:height="1.192cm" svg:x="3.2cm" svg:y="4.756cm">
          <draw:text-box>
            <text:p><text:span text:style-name="T1">segment 0</text:span></text:p>
          </draw:text-box>
        </draw:frame>
        <draw:frame draw:style-name="gr4" draw:text-style-name="P2" draw:layer="layout" svg:width="3.714cm" svg:height="1.191cm" svg:x="3.2cm" svg:y="6.759cm">
          <draw:text-box>
            <text:p><text:span text:style-name="T1">segment 1</text:span></text:p>
          </draw:text-box>
        </draw:frame>
        <draw:frame draw:style-name="gr3" draw:text-style-name="P2" draw:layer="layout" svg:width="3.714cm" svg:height="1.192cm" svg:x="3.2cm" svg:y="8.983cm">
          <draw:text-box>
            <text:p><text:span text:style-name="T1">segment 2</text:span></text:p>
          </draw:text-box>
        </draw:frame>
        <draw:frame draw:style-name="gr4" draw:text-style-name="P2" draw:layer="layout" svg:width="3.714cm" svg:height="1.191cm" svg:x="3.2cm" svg:y="10.986cm">
          <draw:text-box>
            <text:p><text:span text:style-name="T1">segment 3</text:span></text:p>
          </draw:text-box>
        </draw:frame>
        <draw:frame draw:style-name="gr5" draw:text-style-name="P2" draw:layer="layout" svg:width="5.059cm" svg:height="1.339cm" svg:x="9.811cm" svg:y="1.6cm">
          <draw:text-box>
            <text:p><text:span text:style-name="T1">Segmented IQ</text:span></text:p>
          </draw:text-box>
        </draw:frame>
        <draw:frame draw:style-name="gr6" draw:text-style-name="P2" draw:layer="layout" svg:width="4.287cm" svg:height="1.191cm" svg:x="6.703cm" svg:y="3.128cm">
          <draw:text-box>
            <text:p><text:span text:style-name="T1">1st stag field</text:span></text:p>
          </draw:text-box>
        </draw:frame>
        <draw:frame draw:style-name="gr7" draw:text-style-name="P2" draw:layer="layout" svg:width="4.487cm" svg:height="1.191cm" svg:x="10.866cm" svg:y="3.13cm">
          <draw:text-box>
            <text:p><text:span text:style-name="T1">2nd stag field</text:span></text:p>
          </draw:text-box>
        </draw:frame>
        <draw:frame draw:style-name="gr8" draw:text-style-name="P2" draw:layer="layout" svg:width="2.569cm" svg:height="1.191cm" svg:x="15.031cm" svg:y="3.132cm">
          <draw:text-box>
            <text:p><text:span text:style-name="T1">others</text:span></text:p>
          </draw:text-box>
        </draw:frame>
        <draw:line draw:style-name="gr9" draw:text-style-name="P3" draw:layer="layout" svg:x1="6.679cm" svg:y1="5.212cm" svg:x2="17.265cm" svg:y2="5.212cm">
          <text:p/>
        </draw:line>
        <draw:line draw:style-name="gr9" draw:text-style-name="P3" draw:layer="layout" svg:x1="6.679cm" svg:y1="4.691cm" svg:x2="17.265cm" svg:y2="4.691cm">
          <text:p/>
        </draw:line>
        <draw:line draw:style-name="gr9" draw:text-style-name="P3" draw:layer="layout" svg:x1="6.679cm" svg:y1="5.731cm" svg:x2="17.265cm" svg:y2="5.731cm">
          <text:p/>
        </draw:line>
        <draw:line draw:style-name="gr9" draw:text-style-name="P3" draw:layer="layout" svg:x1="6.679cm" svg:y1="7.294cm" svg:x2="17.265cm" svg:y2="7.294cm">
          <text:p/>
        </draw:line>
        <draw:line draw:style-name="gr9" draw:text-style-name="P3" draw:layer="layout" svg:x1="6.679cm" svg:y1="6.773cm" svg:x2="17.265cm" svg:y2="6.773cm">
          <text:p/>
        </draw:line>
        <draw:line draw:style-name="gr9" draw:text-style-name="P3" draw:layer="layout" svg:x1="6.679cm" svg:y1="7.815cm" svg:x2="17.265cm" svg:y2="7.815cm">
          <text:p/>
        </draw:line>
        <draw:line draw:style-name="gr9" draw:text-style-name="P3" draw:layer="layout" svg:x1="6.679cm" svg:y1="9.376cm" svg:x2="17.265cm" svg:y2="9.376cm">
          <text:p/>
        </draw:line>
        <draw:line draw:style-name="gr9" draw:text-style-name="P3" draw:layer="layout" svg:x1="6.679cm" svg:y1="8.855cm" svg:x2="17.265cm" svg:y2="8.855cm">
          <text:p/>
        </draw:line>
        <draw:line draw:style-name="gr9" draw:text-style-name="P3" draw:layer="layout" svg:x1="6.679cm" svg:y1="9.897cm" svg:x2="17.265cm" svg:y2="9.897cm">
          <text:p/>
        </draw:line>
        <draw:line draw:style-name="gr9" draw:text-style-name="P3" draw:layer="layout" svg:x1="6.679cm" svg:y1="11.458cm" svg:x2="17.265cm" svg:y2="11.458cm">
          <text:p/>
        </draw:line>
        <draw:line draw:style-name="gr9" draw:text-style-name="P3" draw:layer="layout" svg:x1="6.679cm" svg:y1="10.939cm" svg:x2="17.265cm" svg:y2="10.939cm">
          <text:p/>
        </draw:line>
        <draw:line draw:style-name="gr9" draw:text-style-name="P3" draw:layer="layout" svg:x1="6.679cm" svg:y1="11.981cm" svg:x2="17.265cm" svg:y2="11.981cm">
          <text:p/>
        </draw:line>
        <draw:line draw:style-name="gr10" draw:text-style-name="P3" draw:layer="layout" svg:x1="10.992cm" svg:y1="4.17cm" svg:x2="10.992cm" svg:y2="12.5cm">
          <text:p/>
        </draw:line>
        <draw:line draw:style-name="gr10" draw:text-style-name="P3" draw:layer="layout" svg:x1="15.167cm" svg:y1="4.17cm" svg:x2="15.16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30T23:17:28.276644883</dc:date>
    <meta:editing-duration>PT3H23M21S</meta:editing-duration>
    <meta:editing-cycles>23</meta:editing-cycles>
    <meta:generator>LibreOffice/6.0.7.3$Linux_X86_64 LibreOffice_project/00m0$Build-3</meta:generator>
    <meta:document-statistic meta:object-count="26"/>
  </office:meta>
</office:document-meta>
</file>